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5"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6"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2"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3"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0.5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cm" svg:y="7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4.304cm" svg:height="1.566cm" draw:transform="rotate (1.58214096693256) translate (9.934cm 5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204cm" svg:y="7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10" draw:layer="layout" svg:width="2.78cm" svg:height="1.769cm" svg:x="8cm" svg:y="9.5cm">
          <text:p text:style-name="P1"><text:span text:style-name="T2">Mondrian</text:span></text:p>
          <text:p text:style-name="P1"><text:span text:style-name="T2">OLAP serv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1" draw:layer="layout" svg:width="1.771cm" svg:height="1.009cm" svg:x="8.5cm" svg:y="7.991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4.697cm" svg:y="0.5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2" draw:layer="layout" svg:width="1.773cm" svg:height="1.264cm" svg:x="6.727cm" svg:y="3.2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 draw:layer="layout" svg:width="1.773cm" svg:height="1.264cm" svg:x="5cm" svg:y="1.7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6.773cm" svg:y1="2.368cm" svg:x2="7.613cm" svg:y2="3.236cm" draw:start-shape="id1" draw:start-glue-point="1" draw:end-shape="id2" svg:d="m6773 2368h840v868">
          <text:p/>
        </draw:connector>
        <draw:connector draw:style-name="gr4" draw:text-style-name="P5" draw:layer="layout" svg:x1="8.5cm" svg:y1="3.868cm" svg:x2="9.885cm" svg:y2="2.84cm" draw:start-shape="id2" draw:start-glue-point="1" draw:end-shape="id3" draw:end-glue-point="3" svg:d="m8500 3868h709v-1028h676">
          <text:p/>
        </draw:connector>
        <draw:custom-shape draw:style-name="gr1" draw:text-style-name="P2" draw:id="id4" draw:layer="layout" svg:width="1.773cm" svg:height="1.264cm" svg:x="12.5cm" svg:y="1.7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3.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1.5cm" svg:y1="2.84cm" svg:x2="12.5cm" svg:y2="2.368cm" draw:start-shape="id3" draw:start-glue-point="1" draw:end-shape="id4" draw:end-glue-point="3" svg:d="m11500 2840h487v-472h513">
          <text:p/>
        </draw:connector>
        <draw:connector draw:style-name="gr5" draw:text-style-name="P5" draw:layer="layout" svg:x1="2.522cm" svg:y1="5.741cm" svg:x2="5cm" svg:y2="2.368cm" draw:start-shape="id5" draw:start-glue-point="0" draw:end-shape="id1" draw:end-glue-point="3" svg:d="m2522 5741v-3373h2478">
          <text:p/>
        </draw:connector>
        <draw:connector draw:style-name="gr4" draw:text-style-name="P5" draw:layer="layout" svg:x1="14.273cm" svg:y1="2.368cm" svg:x2="18.857cm" svg:y2="2.989cm" draw:start-shape="id4" draw:start-glue-point="1" draw:end-shape="id6" draw:end-glue-point="5" svg:d="m14273 2368h4584v621">
          <text:p/>
        </draw:connector>
        <draw:connector draw:style-name="gr4" draw:text-style-name="P5" draw:layer="layout" svg:x1="15.113cm" svg:y1="4.764cm" svg:x2="17.215cm" svg:y2="6.269cm" draw:start-shape="id7" draw:start-glue-point="2" draw:end-shape="id8" draw:end-glue-point="6" svg:d="m15113 4764v1505h2102">
          <text:p/>
        </draw:connector>
        <draw:connector draw:style-name="gr4" draw:text-style-name="P5" draw:layer="layout" svg:x1="17.215cm" svg:y1="3.494cm" svg:x2="16cm" svg:y2="4.132cm" draw:start-shape="id6" draw:start-glue-point="6" draw:end-shape="id7" draw:end-glue-point="1" svg:d="m17215 3494h-607v638h-608">
          <text:p/>
        </draw:connector>
        <draw:custom-shape draw:style-name="gr6" draw:text-style-name="P5" draw:layer="layout" svg:width="1.768cm" svg:height="1.517cm" svg:x="4cm" svg:y="3.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5" draw:layer="layout" svg:width="1.769cm" svg:height="1.517cm" svg:x="11.5cm" svg:y="3.9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227cm" svg:y="7.989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227cm" svg:y="9.489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9" draw:layer="layout" svg:width="1.774cm" svg:height="1.012cm" svg:x="14.226cm" svg:y="9.988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line-skew="0.106cm" svg:x1="15.113cm" svg:y1="11cm" svg:x2="9.168cm" svg:y2="11.269cm" draw:start-shape="id9" draw:start-glue-point="2" draw:end-shape="id10" draw:end-glue-point="7" svg:d="m15113 11000v901h-5945v-632">
          <text:p/>
        </draw:connector>
        <draw:connector draw:style-name="gr4" draw:text-style-name="P5" draw:layer="layout" svg:x1="9.39cm" svg:y1="9.5cm" svg:x2="9.385cm" svg:y2="9cm" draw:start-shape="id10" draw:start-glue-point="0" draw:end-shape="id11" draw:end-glue-point="2" svg:d="m9390 9500v-250h-5v-250">
          <text:p/>
        </draw:connector>
        <draw:custom-shape draw:style-name="gr7" draw:text-style-name="P5" draw:id="id6" draw:layer="layout" svg:width="3.285cm" svg:height="1.011cm" svg:x="17.215cm" svg:y="2.9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id="id8" draw:layer="layout" svg:width="3.285cm" svg:height="3.54cm" svg:x="17.215cm" svg:y="4.5cm">
          <text:p text:style-name="P4"><text:span text:style-name="T2">DB</text:span></text:p>
          <text:p text:style-name="P4"><text:span text:style-name="T2">(allmetric)</text:span></text:p>
          <draw:enhanced-geometry svg:viewBox="0 0 88 21600" draw:mirror-horizontal="false" draw:mirror-vertical="false" draw:glue-points="44 ?f6 44 0 0 10800 44 21600 88 10800" draw:text-areas="0 ?f6 88 ?f3" draw:type="can" draw:modifiers="2286.187687473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7.934cm" svg:y="6.313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7" draw:layer="layout" svg:width="4.042cm" svg:height="2.781cm" svg:x="0.979cm" svg:y="6.2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4.045cm" svg:height="2.781cm" svg:x="0.752cm" svg:y="5.9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7" draw:id="id5" draw:layer="layout" svg:width="4.044cm" svg:height="2.781cm" svg:x="0.5cm" svg:y="5.7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1" draw:text-style-name="P9" draw:layer="layout" svg:width="5.5cm" svg:height="1.374cm" svg:x="15cm" svg:y="12.626cm">
          <text:p text:style-name="P8"><text:span text:style-name="T1">Allmon Deployment Diagram</text:span></text:p>
          <text:p text:style-name="P8"><text:span text:style-name="T1">Logical overview – v.1.02</text:span></text:p>
          <text:p text:style-name="P8"><text:span text:style-name="T2">London 2009.10.06</text:span></text:p>
        </draw:rect>
        <draw:connector draw:style-name="gr12" draw:text-style-name="P5" draw:layer="layout" svg:x1="16cm" svg:y1="10.494cm" svg:x2="18.857cm" svg:y2="8.04cm" draw:start-shape="id9" draw:start-glue-point="1" draw:end-shape="id8" draw:end-glue-point="7" svg:d="m16000 10494h2857v-2454">
          <text:p/>
        </draw:connector>
        <draw:custom-shape draw:style-name="gr1" draw:text-style-name="P2" draw:id="id12" draw:layer="layout" svg:width="1.774cm" svg:height="1.012cm" svg:x="14.226cm" svg:y="8.5cm">
          <text:p text:style-name="P1"><text:span text:style-name="T2">Views</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4" draw:layer="layout" svg:x1="16cm" svg:y1="9.006cm" svg:x2="17.934cm" svg:y2="6.818cm" draw:start-shape="id12" draw:start-glue-point="1" draw:end-shape="id13" draw:end-glue-point="3" svg:d="m16000 9006h968v-2188h96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0-06T21:55:48.07</dc:date>
    <dc:creator>Tomasz Sikora</dc:creator>
    <meta:editing-duration>PT00H13M51S</meta:editing-duration>
    <meta:editing-cycles>6</meta:editing-cycles>
    <meta:generator>OpenOffice.org/3.1$Win32 OpenOffice.org_project/310m19$Build-9420</meta:generator>
    <meta:document-statistic meta:object-count="36"/>
  </office:meta>
</office:document-meta>
</file>